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55ffa" officeooo:paragraph-rsid="00155ffa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55ffa" officeooo:paragraph-rsid="00155ffa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attore">
      <style:text-properties officeooo:rsid="00155ffa" officeooo:paragraph-rsid="00155ffa"/>
    </style:style>
    <style:style style:name="P6" style:family="paragraph" style:parent-style-name="Azione_20_sistema">
      <style:text-properties officeooo:rsid="00155ffa" officeooo:paragraph-rsid="00155ffa"/>
    </style:style>
    <style:style style:name="T1" style:family="text">
      <style:text-properties officeooo:rsid="001791e5"/>
    </style:style>
    <style:style style:name="T2" style:family="text">
      <style:text-properties officeooo:rsid="00186cc0"/>
    </style:style>
    <style:style style:name="T3" style:family="text">
      <style:text-properties officeooo:rsid="00198a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2">Invio </text:span>Promemoria <text:span text:style-name="T2">F</text:span>attura.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Invia promemoria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.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68510" text:style-name="Numerazione_20_UC">
              <text:list-item text:start-value="1">
                <text:p text:style-name="P5">L'utente accede alla sezione “”invia promemoria” selezionando come tipo promemoria “promemoria fattura”</text:p>
              </text:list-item>
              <text:list-item>
                <text:p text:style-name="P6">Il sistema mostra un form per inoltrare l'oggetto ed il corpo della mail.</text:p>
              </text:list-item>
              <text:list-item>
                <text:p text:style-name="P5">L'utente compila il form e <text:span text:style-name="T1">invia la mail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un messaggio che conferma l'invio corretto della mail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utente deve poter visualizzare il messaggio di conferma entro i 20 secondi.</text:p>
          </table:table-cell>
        </table:table-row>
      </table:table>
      <text:p text:style-name="P4"><text:span text:style-name="T3">UC 22:</text:span>Invio di una mail di promemoria fat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37:43.37</meta:creation-date>
    <meta:editing-duration>P0D</meta:editing-duration>
    <meta:editing-cycles>5</meta:editing-cycles>
    <meta:generator>LibreOffice/3.6$Windows_x86 LibreOffice_project/da8c1e6-fd468f4-454e206-f42a4a9-143cfd</meta:generator>
    <dc:date>2012-10-25T11:03:52.03</dc:date>
    <meta:document-statistic meta:table-count="1" meta:image-count="0" meta:object-count="0" meta:page-count="1" meta:paragraph-count="19" meta:word-count="121" meta:character-count="783" meta:non-whitespace-character-count="684"/>
  </office:meta>
</office:document-meta>
</file>